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modore 64 Pixelized" svg:font-family="'Commodore 64 Pixelized'"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ixel Digivolve" svg:font-family="'Pixel Digivolve'" style:font-pitch="variable"/>
    <style:font-face style:name="Retro Computer" svg:font-family="'Retro Computer'" style:font-pitch="variable"/>
    <style:font-face style:name="Roboto Slab" svg:font-family="'Roboto Slab'" style:font-pitch="variable"/>
  </office:font-face-decls>
  <office:automatic-styles>
    <style:style style:name="P1" style:family="paragraph" style:parent-style-name="Standard">
      <style:paragraph-properties fo:text-align="center" style:justify-single-word="false"/>
      <style:text-properties style:font-name="Pixel Digivolve" fo:font-size="40pt" officeooo:rsid="0013fdc5" officeooo:paragraph-rsid="0013fdc5" style:font-size-asian="40pt" style:font-size-complex="40pt"/>
    </style:style>
    <style:style style:name="P2" style:family="paragraph" style:parent-style-name="Standard">
      <style:paragraph-properties fo:text-align="start" style:justify-single-word="false"/>
      <style:text-properties style:font-name="Commodore 64 Pixelized" fo:font-size="14pt" officeooo:rsid="0020331c" officeooo:paragraph-rsid="0026e8e0" style:font-size-asian="12.25pt" style:font-size-complex="14pt"/>
    </style:style>
    <style:style style:name="P3" style:family="paragraph" style:parent-style-name="Standard">
      <style:paragraph-properties fo:text-align="center" style:justify-single-word="false" fo:break-before="page"/>
      <style:text-properties style:font-name="Retro Computer" fo:font-size="24pt" officeooo:rsid="00147429" officeooo:paragraph-rsid="00147429" style:font-size-asian="21pt" style:font-size-complex="24pt"/>
    </style:style>
    <style:style style:name="P4" style:family="paragraph" style:parent-style-name="Standard">
      <style:paragraph-properties fo:text-align="center" style:justify-single-word="false"/>
      <style:text-properties style:font-name="Retro Computer" fo:font-size="24pt" officeooo:rsid="00147429" officeooo:paragraph-rsid="00147429" style:font-size-asian="21pt" style:font-size-complex="24pt"/>
    </style:style>
    <style:style style:name="P5" style:family="paragraph" style:parent-style-name="Standard">
      <style:paragraph-properties fo:text-align="center" style:justify-single-word="false" fo:break-before="page"/>
      <style:text-properties style:font-name="Retro Computer" fo:font-size="24pt" officeooo:rsid="0020331c" officeooo:paragraph-rsid="0020331c" style:font-size-asian="21pt" style:font-size-complex="24pt"/>
    </style:style>
    <style:style style:name="P6" style:family="paragraph" style:parent-style-name="Standard">
      <style:paragraph-properties fo:text-align="center" style:justify-single-word="false" fo:break-before="page"/>
      <style:text-properties style:font-name="Retro Computer" fo:font-size="24pt" officeooo:rsid="0033b0de" officeooo:paragraph-rsid="0033b0de" style:font-size-asian="21pt" style:font-size-complex="24pt"/>
    </style:style>
    <style:style style:name="P7" style:family="paragraph" style:parent-style-name="Standard">
      <style:paragraph-properties fo:text-align="center" style:justify-single-word="false" fo:break-before="page"/>
      <style:text-properties style:font-name="Retro Computer" fo:font-size="24pt" officeooo:rsid="00379458" officeooo:paragraph-rsid="00379458" style:font-size-asian="21pt" style:font-size-complex="24pt"/>
    </style:style>
    <style:style style:name="P8" style:family="paragraph" style:parent-style-name="Standard">
      <style:paragraph-properties fo:text-align="start" style:justify-single-word="false"/>
      <style:text-properties style:font-name="Retro Computer" fo:font-size="14pt" officeooo:rsid="0014ccaa" officeooo:paragraph-rsid="0014ccaa" style:font-size-asian="12.25pt" style:font-size-complex="14pt"/>
    </style:style>
    <style:style style:name="P9" style:family="paragraph" style:parent-style-name="Standard">
      <style:paragraph-properties fo:text-align="center" style:justify-single-word="false"/>
      <style:text-properties style:font-name="Retro Computer" fo:font-size="14pt" officeooo:rsid="001d4c25" officeooo:paragraph-rsid="001d4c25" style:font-size-asian="12.25pt" style:font-size-complex="14pt"/>
    </style:style>
    <style:style style:name="P10" style:family="paragraph" style:parent-style-name="Standard">
      <style:paragraph-properties fo:text-align="center" style:justify-single-word="false"/>
      <style:text-properties style:font-name="Retro Computer" fo:font-size="14pt" officeooo:rsid="001e6222" officeooo:paragraph-rsid="001e6222" style:font-size-asian="12.25pt" style:font-size-complex="14pt"/>
    </style:style>
    <style:style style:name="P11" style:family="paragraph" style:parent-style-name="Standard">
      <style:paragraph-properties fo:text-align="start" style:justify-single-word="false"/>
      <style:text-properties style:font-name="Retro Computer" fo:font-size="14pt" officeooo:rsid="0020331c" officeooo:paragraph-rsid="0020331c" style:font-size-asian="12.25pt" style:font-size-complex="14pt"/>
    </style:style>
    <style:style style:name="P12" style:family="paragraph" style:parent-style-name="Standard">
      <style:paragraph-properties fo:text-align="center" style:justify-single-word="false"/>
      <style:text-properties style:font-name="Retro Computer" fo:font-size="14pt" style:text-underline-style="solid" style:text-underline-width="auto" style:text-underline-color="font-color" officeooo:rsid="00141154" officeooo:paragraph-rsid="00141154" style:font-size-asian="12.25pt" style:font-size-complex="14pt"/>
    </style:style>
    <style:style style:name="P13" style:family="paragraph" style:parent-style-name="Standard">
      <style:paragraph-properties fo:text-align="center" style:justify-single-word="false"/>
      <style:text-properties style:font-name="Retro Computer" fo:font-size="40pt" fo:font-weight="bold" officeooo:rsid="0013fdc5" officeooo:paragraph-rsid="0013fdc5" style:font-size-asian="40pt" style:font-weight-asian="bold" style:font-size-complex="40pt" style:font-weight-complex="bold"/>
    </style:style>
    <style:style style:name="P14" style:family="paragraph" style:parent-style-name="Standard">
      <style:paragraph-properties fo:text-align="center" style:justify-single-word="false"/>
      <style:text-properties style:font-name="Roboto Slab" fo:font-size="14pt" officeooo:rsid="002f17fd" officeooo:paragraph-rsid="002f17fd" style:font-size-asian="12.25pt" style:font-size-complex="14pt"/>
    </style:style>
    <style:style style:name="P15" style:family="paragraph" style:parent-style-name="Standard">
      <style:paragraph-properties fo:text-align="start" style:justify-single-word="false"/>
      <style:text-properties style:font-name="Roboto Slab" fo:font-size="14pt" officeooo:rsid="002f17fd" officeooo:paragraph-rsid="002f17fd" style:font-size-asian="12.25pt" style:font-size-complex="14pt"/>
    </style:style>
    <style:style style:name="P16" style:family="paragraph" style:parent-style-name="Standard">
      <style:paragraph-properties fo:text-align="start" style:justify-single-word="false"/>
      <style:text-properties style:font-name="Roboto Slab" fo:font-size="12pt" officeooo:rsid="0026e8e0" officeooo:paragraph-rsid="0026e8e0" style:font-size-asian="12pt" style:font-size-complex="12pt"/>
    </style:style>
    <style:style style:name="P17" style:family="paragraph" style:parent-style-name="Standard">
      <style:paragraph-properties fo:text-align="start" style:justify-single-word="false"/>
      <style:text-properties style:font-name="Roboto Slab" fo:font-size="12pt" officeooo:rsid="0033b0de" officeooo:paragraph-rsid="0033b0de" style:font-size-asian="10.5pt" style:font-size-complex="12pt"/>
    </style:style>
    <style:style style:name="P18" style:family="paragraph" style:parent-style-name="Standard">
      <style:paragraph-properties fo:text-align="start" style:justify-single-word="false"/>
      <style:text-properties style:font-name="Roboto Slab" fo:font-size="12pt" fo:font-weight="bold" officeooo:rsid="003ef6af" officeooo:paragraph-rsid="003ef6af"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Slab" fo:font-size="12pt" fo:font-weight="normal" officeooo:rsid="003ef6af" officeooo:paragraph-rsid="003ef6af" style:font-size-asian="10.5pt" style:font-weight-asian="normal" style:font-size-complex="12pt" style:font-weight-complex="normal"/>
    </style:style>
    <style:style style:name="T1" style:family="text">
      <style:text-properties officeooo:rsid="00162084"/>
    </style:style>
    <style:style style:name="T2" style:family="text">
      <style:text-properties officeooo:rsid="0017ae5f"/>
    </style:style>
    <style:style style:name="T3" style:family="text">
      <style:text-properties officeooo:rsid="00198f3b"/>
    </style:style>
    <style:style style:name="T4" style:family="text">
      <style:text-properties officeooo:rsid="001a9d61"/>
    </style:style>
    <style:style style:name="T5" style:family="text">
      <style:text-properties officeooo:rsid="001bbf07"/>
    </style:style>
    <style:style style:name="T6" style:family="text">
      <style:text-properties officeooo:rsid="001e31ba"/>
    </style:style>
    <style:style style:name="T7" style:family="text">
      <style:text-properties officeooo:rsid="001e6222"/>
    </style:style>
    <style:style style:name="T8" style:family="text">
      <style:text-properties style:font-name="Roboto Slab" fo:font-size="12pt" style:font-size-asian="12pt" style:font-size-complex="12pt"/>
    </style:style>
    <style:style style:name="T9" style:family="text">
      <style:text-properties style:font-name="Roboto Slab" fo:font-size="12pt" officeooo:rsid="00235f73" style:font-size-asian="12pt" style:font-size-complex="12pt"/>
    </style:style>
    <style:style style:name="T10" style:family="text">
      <style:text-properties style:font-name="Roboto Slab" fo:font-size="12pt" officeooo:rsid="0026e8e0" style:font-size-asian="12pt" style:font-size-complex="12pt"/>
    </style:style>
    <style:style style:name="T11" style:family="text">
      <style:text-properties style:font-name="Roboto Slab" fo:font-size="12pt" officeooo:rsid="002d256c" style:font-size-asian="12pt" style:font-size-complex="12pt"/>
    </style:style>
    <style:style style:name="T12" style:family="text">
      <style:text-properties officeooo:rsid="0027fcef"/>
    </style:style>
    <style:style style:name="T13" style:family="text">
      <style:text-properties officeooo:rsid="00304c1b"/>
    </style:style>
    <style:style style:name="T14" style:family="text">
      <style:text-properties officeooo:rsid="0031d4b5"/>
    </style:style>
    <style:style style:name="T15" style:family="text">
      <style:text-properties officeooo:rsid="0035013a"/>
    </style:style>
    <style:style style:name="T16" style:family="text">
      <style:text-properties officeooo:rsid="0036a38b"/>
    </style:style>
    <style:style style:name="T17" style:family="text">
      <style:text-properties officeooo:rsid="0038d633"/>
    </style:style>
    <style:style style:name="T18" style:family="text">
      <style:text-properties officeooo:rsid="003ab145"/>
    </style:style>
    <style:style style:name="T19" style:family="text">
      <style:text-properties officeooo:rsid="003b3dcd"/>
    </style:style>
    <style:style style:name="T20" style:family="text">
      <style:text-properties officeooo:rsid="003b7760"/>
    </style:style>
    <style:style style:name="T21" style:family="text">
      <style:text-properties officeooo:rsid="003cb683"/>
    </style:style>
    <style:style style:name="T22" style:family="text">
      <style:text-properties officeooo:rsid="003d0598"/>
    </style:style>
    <style:style style:name="T23" style:family="text">
      <style:text-properties fo:font-weight="normal" style:font-weight-asian="normal" style:font-weight-complex="normal"/>
    </style:style>
    <style:style style:name="T24" style:family="text">
      <style:text-properties fo:font-weight="normal" officeooo:rsid="003f0f42" style:font-weight-asian="normal" style:font-weight-complex="normal"/>
    </style:style>
    <style:style style:name="T25" style:family="text">
      <style:text-properties fo:font-weight="normal" officeooo:rsid="0040ee1e" style:font-weight-asian="normal" style:font-weight-complex="normal"/>
    </style:style>
    <style:style style:name="T26" style:family="text">
      <style:text-properties fo:font-weight="normal" officeooo:rsid="00441e0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3">TAELUS</text:p>
      <text:p text:style-name="P12">Design Document</text:p>
      <text:p text:style-name="P10">lor region</text:p>
      <text:p text:style-name="P9">v 1.0</text:p>
      <text:p text:style-name="P3">Table of Contents</text:p>
      <text:p text:style-name="P4"/>
      <text:p text:style-name="P8">1. Overview ………………………………………………….</text:p>
      <text:p text:style-name="P8">2. Story ……………………………………………………….</text:p>
      <text:p text:style-name="P8"><text:tab/><text:span text:style-name="T12">2-a. Setting (lor) ………………………………</text:span></text:p>
      <text:p text:style-name="P8"><text:tab/><text:span text:style-name="T5">2-</text:span><text:span text:style-name="T12">b</text:span><text:span text:style-name="T5">. Historical events …………………..</text:span></text:p>
      <text:p text:style-name="P8">3. Art Direction ………………………………………</text:p>
      <text:p text:style-name="P8">4. Sound/sfx ………………………………………………</text:p>
      <text:p text:style-name="P8">3. Gameplay …………………………………………………</text:p>
      <text:p text:style-name="P8"><text:tab/><text:span text:style-name="T1">3-a. Overview(feat.) ……………..……………</text:span></text:p>
      <text:p text:style-name="P8"><text:tab/><text:span text:style-name="T1">3-b. </text:span><text:span text:style-name="T2">Controls ……………………………………….</text:span></text:p>
      <text:p text:style-name="P8"><text:tab/><text:span text:style-name="T2">3-c. Player character ………………………</text:span></text:p>
      <text:p text:style-name="P8"><text:tab/><text:tab/><text:span text:style-name="T6">c-1. Character creation …………….</text:span></text:p>
      <text:p text:style-name="P8"><text:tab/><text:tab/><text:span text:style-name="T7">c-2. Starting location ……………...</text:span></text:p>
      <text:p text:style-name="P8"><text:tab/><text:span text:style-name="T3">3-d. </text:span><text:span text:style-name="T4">HUD …………………………………………………..</text:span></text:p>
      <text:p text:style-name="P8"><text:tab/><text:tab/><text:span text:style-name="T4">D-1. MAIN …………………………………………..</text:span></text:p>
      <text:p text:style-name="P8"><text:tab/><text:tab/><text:span text:style-name="T4">D-2. Inventory ………………………………</text:span></text:p>
      <text:p text:style-name="P8"><text:tab/><text:tab/><text:span text:style-name="T4">d-3. Status ……………………………………..</text:span></text:p>
      <text:p text:style-name="P8"><text:tab/><text:tab/><text:span text:style-name="T4">d-4. Journal …………………………………..</text:span></text:p>
      <text:p text:style-name="P8"><text:tab/><text:tab/><text:span text:style-name="T4">d-5. Map ……………………………………………</text:span></text:p>
      <text:p text:style-name="P8"><text:tab/><text:tab/><text:span text:style-name="T7">d-6. Messaging ……………………………….</text:span></text:p>
      <text:p text:style-name="P8"><text:tab/><text:tab/><text:span text:style-name="T7">d-7. Dialogue ………………………………….</text:span></text:p>
      <text:p text:style-name="P8"><text:tab/><text:tab/><text:span text:style-name="T7">d-8. Interactions ………………………..</text:span></text:p>
      <text:p text:style-name="P8"><text:tab/><text:span text:style-name="T4">3-e. </text:span><text:span text:style-name="T6">Events</text:span><text:span text:style-name="T4"> ……………………….……………………<text:tab/></text:span></text:p>
      <text:p text:style-name="P8"><text:tab/><text:span text:style-name="T4">3-f. </text:span><text:span text:style-name="T7">Notable NPCs …………………………………</text:span></text:p>
      <text:p text:style-name="P8"><text:tab/><text:span text:style-name="T7">3-g. missions/tasks …………………………..</text:span></text:p>
      <text:p text:style-name="P8"><text:tab/><text:span text:style-name="T7">3-h. </text:span><text:span text:style-name="T15">Npcs</text:span><text:span text:style-name="T7"> ……………...………………………………….</text:span></text:p>
      <text:p text:style-name="P8"><text:tab/><text:span text:style-name="T15">3-i. home/kin ………………………………………..</text:span></text:p>
      <text:p text:style-name="P5">overview</text:p>
      <text:p text:style-name="P11"/>
      <text:p text:style-name="P2"><text:tab/><text:span text:style-name="T8">Taelus is a 2D open world low-fantasy ‘simulator’ RPG. </text:span><text:span text:style-name="T9">The goal of the game is to allow the player to step into a world where they aren’t inherently the ‘main character’. They have to try to survive, and possibly make a name for themselves, the same as the NPC’s that they will come across while playing. </text:span><text:span text:style-name="T10">The random nature of the game itself will provide inherent replayability and hopefully community building as no one’s experience will be the same as any other. </text:span><text:span text:style-name="T11">T</text:span><text:span text:style-name="T10">he game and ‘excessive’ freedom will allow the player to explore, create and craft an experience unique to their play-through.</text:span></text:p>
      <text:p text:style-name="P16"><text:tab/>The target platform for this game will be PC/MacOS/Linux with a faint hope that eventually the game will be ported to current generation consoles. Because of this the control scheme need to be adaptable to not just a mouse/keyboard but also a two joystick, ten button game controller. </text:p>
      <text:p text:style-name="P16"><text:tab/><text:span text:style-name="T13">For a game engine, it has been decided on to use the Godot engine. Other than being FOSS and running natively on Linux, my platform of choice, the familiarity with it will hopefully produce a quick turn around on the ideas presented in this design documentation. The only drawback to using this engine </text:span><text:span text:style-name="T14">would be a possible future port to </text:span><text:span text:style-name="T18">any current generation console. Godot, being FOSS, does not inherently support porting to those platforms without a third party rebuilding it...which costs money. To mitigate this, hopefully, a planned first wave release to PC/MacOS/Linux will be successful enough to cover those costs. Without any success on the first wave of releases there can be no additional ports.</text:span></text:p>
      <text:p text:style-name="P16"><text:tab/><text:span text:style-name="T18">Random is the name of the game with Taelus. A prebuild world with random events that will challenge and hopefully inspire the player to get involved with the times that they find themselves in. Whether they are fighting in a war to protect or expand their ‘homeland’ or going off to study magic. Fighting to save villagers from roving bandit raids or just making their fortune by building an empire of fishing boats, the freedom given should make Taelus a completely unique experience.</text:span></text:p>
      <text:p text:style-name="P16"><text:tab/></text:p>
      <text:p text:style-name="P6">story</text:p>
      <text:p text:style-name="P17"/>
      <text:p text:style-name="P17"><text:tab/><text:span text:style-name="T16">The history of Taelus can be found within the Taelus Player’s Handbook, </text:span><text:span text:style-name="T17">along with some of the foundational beliefs of those who live within the region of Lor, and a more extensive </text:span><text:span text:style-name="T19">cultural guideline. </text:span></text:p>
      <text:p text:style-name="P17"><text:tab/><text:span text:style-name="T19">A quick ‘overview’ of the story that the player will find themselves in for this version of Taelus is that they are on the verge of a possible end to the autonomy of the region of Lor. A fiercely independent and somewhat closed off region of the rest of the continent, Lor has been able to avoid the quick expansion of the Gradian Empire that has swallowed up most of the rest of the continent. </text:span></text:p>
      <text:p text:style-name="P17"><text:tab/><text:span text:style-name="T19">Gradia </text:span><text:span text:style-name="T20">had seen Lor as a bit of a liability. The only way to bring an army in is through a small valley between two giant mountains which had always kept Lor </text:span><text:span text:style-name="T21">isolated with the rest of the continent, mostly by choice, outside of trade that happened. As the empire spread, they opened up trade with Lor </text:span><text:span text:style-name="T22">as a means to supply their armory with the metals found in the imposing mountains surrounding Lor. The mutual understanding was that Lor would be kept untouched. As the Empire spread more and more, soon finding themselves on Lor’s borders, the trade began to slow. Lor began to build up their own forces in preparation for an inevitable war between the two. This looming conflict servers as the backdrop in which the player will find themselves.</text:span></text:p>
      <text:p text:style-name="P17"/>
      <text:p text:style-name="P18">LOR</text:p>
      <text:p text:style-name="P19"><text:tab/>The region of Lor sits in the northwestern mountain range of the Gradian continent. Surrounded by the Dunsturr Mountains, Lor is only accessible through a small narrow gap in the south of Lor. </text:p>
      <text:p text:style-name="P18"><text:span text:style-name="T23"><text:tab/>Due to this Lor is a region that is rich in various metals. </text:span><text:span text:style-name="T24">Mines, new and abandoned, litter the region and play a huge influence in the culture of Lor. Other than the mines, the land is also fertile due to previously being covered by the sea before the water levels dropped to expose the valley. </text:span></text:p>
      <text:p text:style-name="P18"><text:span text:style-name="T24"><text:tab/></text:span><text:span text:style-name="T25">The bounty that is the region has also become the center of the region’s religious foundation, which can also be found in </text:span><text:span text:style-name="T26">the player’s handbook covered in more depth.</text:span></text:p>
      <text:p text:style-name="P7">Art direction</text:p>
      <text:p text:style-name="P14"/>
      <text:p text:style-name="P15"><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modore 64 Pixelized" svg:font-family="'Commodore 64 Pixelized'"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ixel Digivolve" svg:font-family="'Pixel Digivolve'" style:font-pitch="variable"/>
    <style:font-face style:name="Retro Computer" svg:font-family="'Retro Computer'" style:font-pitch="variable"/>
    <style:font-face style:name="Roboto Slab" svg:font-family="'Roboto Slab'"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3:21:38.139808353</meta:creation-date>
    <dc:date>2024-02-07T22:44:30.363020670</dc:date>
    <meta:editing-duration>PT5H58M47S</meta:editing-duration>
    <meta:editing-cycles>35</meta:editing-cycles>
    <meta:generator>LibreOffice/7.3.7.2$Linux_X86_64 LibreOffice_project/30$Build-2</meta:generator>
    <meta:document-statistic meta:table-count="0" meta:image-count="0" meta:object-count="0" meta:page-count="5" meta:paragraph-count="48" meta:word-count="811" meta:character-count="4977" meta:non-whitespace-character-count="4163"/>
  </office:meta>
</office:document-meta>
</file>